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ATA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Data communications leveraging Codec2 HF modem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IBBIT_PIX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Images transmitted using Ribbi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IBBIT_SMS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Short text messages transmitted using Ribbi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FAST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fast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_SLW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slow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slow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V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very slow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3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Submode Enumeration exported from Released ADIF Specification 3.1.7</dc:title>
    <meta:initial-creator>ADIF Development Group</meta:initial-creator>
    <dc:creator>Graham Smith</dc:creator>
    <meta:creation-date>2026-03-22T12:41:53Z</meta:creation-date>
    <dc:date>2026-03-22T12:41:53Z</dc:date>
    <meta:editing-duration>PT0S</meta:editing-duration>
    <meta:user-defined meta:name="ADIF Version">3.1.7</meta:user-defined>
    <meta:user-defined meta:name="ADIF Status">Released</meta:user-defined>
  </office:meta>
</office:document-meta>
</file>